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rsid="00126075" officeooo:paragraph-rsid="00126075" style:font-size-asian="16pt" style:font-weight-asian="normal" style:font-size-complex="16pt" style:font-weight-complex="normal"/>
    </style:style>
    <style:style style:name="P2" style:family="paragraph" style:parent-style-name="Standard">
      <style:paragraph-properties fo:text-align="start" style:justify-single-word="false"/>
      <style:text-properties fo:font-size="14pt" fo:font-weight="bold" officeooo:rsid="00138279" officeooo:paragraph-rsid="0013827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138279" officeooo:paragraph-rsid="00138279" style:font-size-asian="14pt" style:font-weight-asian="normal" style:font-size-complex="14pt" style:font-weight-complex="normal"/>
    </style:style>
    <style:style style:name="P4" style:family="paragraph" style:parent-style-name="Standard">
      <style:paragraph-properties fo:margin-left="1.251cm" fo:margin-right="0cm" fo:text-align="start" style:justify-single-word="false" fo:text-indent="0cm" style:auto-text-indent="false"/>
      <style:text-properties fo:font-size="16pt" fo:font-weight="normal" officeooo:rsid="00126075" officeooo:paragraph-rsid="00126075" style:font-size-asian="16pt" style:font-weight-asian="normal" style:font-size-complex="16pt"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font-size="16pt" fo:font-weight="normal" officeooo:rsid="00126075" officeooo:paragraph-rsid="00126075"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font-size="16pt" fo:font-weight="bold" officeooo:rsid="00126075" officeooo:paragraph-rsid="00126075"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4pt" fo:font-weight="bold" officeooo:rsid="001e539b" officeooo:paragraph-rsid="001e539b"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e539b" officeooo:paragraph-rsid="001e539b"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2pt" fo:font-weight="normal" officeooo:rsid="001e539b" officeooo:paragraph-rsid="001e539b" style:font-size-asian="10.5pt" style:font-weight-asian="normal" style:font-size-complex="12pt" style:font-weight-complex="normal"/>
    </style:style>
    <style:style style:name="T1" style:family="text">
      <style:text-properties officeooo:rsid="0014e006"/>
    </style:style>
    <style:style style:name="T2" style:family="text">
      <style:text-properties officeooo:rsid="0016db0e"/>
    </style:style>
    <style:style style:name="T3" style:family="text">
      <style:text-properties officeooo:rsid="001a3991"/>
    </style:style>
    <style:style style:name="T4" style:family="text">
      <style:text-properties officeooo:rsid="001ad6a8"/>
    </style:style>
    <style:style style:name="T5" style:family="text">
      <style:text-properties officeooo:rsid="001dd4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NUX COMMANDS ASSIGNMENT</text:p>
      <text:p text:style-name="P6"/>
      <text:p text:style-name="P7">QUESTION:</text:p>
      <text:p text:style-name="P9">Look at the following command and explain what it does by going through the documentation of each of the individual commands. Use the tools you've learned in the previous lesson to figure out step by step what is happening in the following.<text:line-break/><text:line-break/>curl -s <text:a xlink:type="simple" xlink:href="http://public-dns.info/nameserver/br.csv" office:target-frame-name="_blank" xlink:show="new" text:style-name="Internet_20_link" text:visited-style-name="Visited_20_Internet_20_Link">http://public-dns.info/nameserver/br.csv</text:a> | cut -d, -f1 | shuf | tail -n 50 | xargs -i timeout 1 ping -c1 -w 1 {} | grep "time=" | awk '{print substr($7, 6, length($7)) " " substr($4, 1, length($4) -1)}' | sort -n | awk '{print $2 " " $1 "ms"}' | head -n 10<text:line-break/><text:line-break/>In the submission, explain how the each command, its options and complete command works.</text:p>
      <text:p text:style-name="P9"/>
      <text:p text:style-name="P9"/>
      <text:p text:style-name="P8">EXPLANATION:</text:p>
      <text:p text:style-name="P5">curl -s http://public-dns.info/nameserver/br.csv <text:tab/></text:p>
      <text:p text:style-name="P4">- displays the contents of the file br.csv.</text:p>
      <text:p text:style-name="P4"/>
      <text:p text:style-name="P1">cut -d,f1 <text:tab/><text:tab/><text:tab/><text:tab/><text:tab/><text:tab/></text:p>
      <text:p text:style-name="P1"><text:tab/>- cut is used to extract the required information from the file.</text:p>
      <text:p text:style-name="P1"><text:tab/>- <text:span text:style-name="T1">[</text:span>-d<text:span text:style-name="T1">]</text:span> used to specify the delimiter here the delimiter is comma(',').</text:p>
      <text:p text:style-name="P1"><text:tab/>- <text:span text:style-name="T1">[</text:span>-f1<text:span text:style-name="T1">]</text:span> represents the number of the column(<text:span text:style-name="T3">here it is </text:span>1).</text:p>
      <text:p text:style-name="P1"/>
      <text:p text:style-name="P1">shuf<text:tab/> <text:s/><text:tab/><text:tab/><text:tab/><text:tab/><text:tab/><text:tab/></text:p>
      <text:p text:style-name="P1"><text:tab/>- a random permutation of the input lines to standard output.</text:p>
      <text:p text:style-name="P1"/>
      <text:p text:style-name="P1">tail -n 50 <text:tab/><text:tab/><text:tab/><text:tab/><text:tab/><text:tab/></text:p>
      <text:p text:style-name="P1"><text:tab/>- tail is used to print the last 10 lines of the output <text:span text:style-name="T3">by default</text:span>.</text:p>
      <text:p text:style-name="P1"><text:tab/>- <text:span text:style-name="T1">[</text:span>-n<text:span text:style-name="T1">]</text:span> 50 (or -50 ) used to print the last 50 lines of the output.</text:p>
      <text:p text:style-name="P1"/>
      <text:p text:style-name="P1">xargs -i timeout 1 ping -c1 -w 1 {} <text:tab/><text:tab/><text:tab/></text:p>
      <text:p text:style-name="P1"><text:tab/>- xargs -i {R} used to replace the R with the lines in the initial <text:tab/><text:tab/>arguments(ip-addresses).</text:p>
      <text:p text:style-name="P1"><text:tab/>- timeout 1 <text:span text:style-name="T4">[</text:span>long running command<text:span text:style-name="T4">(here it is ping)]</text:span> used to limit the <text:tab/>running time of <text:tab/>the ping.</text:p>
      <text:p text:style-name="P1"><text:tab/>- ping used to test whether the remote site is responding or not (here <text:tab/>the remote site is nothing but the ip-addresses).</text:p>
      <text:p text:style-name="P1"><text:tab/>- <text:span text:style-name="T1">[</text:span>-c1<text:span text:style-name="T1">]</text:span> represents no.of packets (here 1 <text:span text:style-name="T5">packet transmitted, 1 packet <text:tab/>received</text:span>).</text:p>
      <text:p text:style-name="P1"><text:tab/>- <text:span text:style-name="T1">[</text:span>-w<text:span text:style-name="T1">]</text:span> 1 represents the deadline for the packet transmission (here 1).</text:p>
      <text:p text:style-name="P1"><text:tab/>- parameters are seconds (default).</text:p>
      <text:p text:style-name="P1"/>
      <text:p text:style-name="P1"><text:soft-page-break/>grep "time="<text:tab/><text:tab/><text:tab/><text:tab/><text:tab/><text:tab/></text:p>
      <text:p text:style-name="P1"><text:tab/>- grep is used to output the lines w<text:span text:style-name="T2">hich has </text:span>the given word ("time=")</text:p>
      <text:p text:style-name="P1"/>
      <text:p text:style-name="P1">awk '{print substr($7, 6, length($7))}'<text:tab/><text:tab/><text:tab/></text:p>
      <text:p text:style-name="P1"><text:tab/>- awk is used to write the shell script in the terminal</text:p>
      <text:p text:style-name="P1"><text:tab/>- substr(a,b,c) - a represents the column number in the output (here 7 <text:tab/><text:tab/><text:tab/> <text:s text:c="7"/>which contains time in milli seconds).</text:p>
      <text:p text:style-name="P1"><text:tab/><text:tab/><text:tab/> <text:s text:c="5"/>- b represents the starting position.</text:p>
      <text:p text:style-name="P1"><text:tab/><text:tab/><text:tab/> <text:s text:c="5"/>- c represents the ending position(optional).</text:p>
      <text:p text:style-name="P1"/>
      <text:p text:style-name="P1"/>
      <text:p text:style-name="P1">sort -n<text:tab/><text:tab/><text:tab/><text:tab/><text:tab/><text:tab/><text:tab/></text:p>
      <text:p text:style-name="P1"><text:tab/>- used to sort the input numerically.</text:p>
      <text:p text:style-name="P1"/>
      <text:p text:style-name="P1">head -n 10<text:tab/><text:tab/><text:tab/><text:tab/><text:tab/><text:tab/></text:p>
      <text:p text:style-name="P1"><text:tab/>- used to print/output the first 10 lines of the result.</text:p>
      <text:p text:style-name="P1"/>
      <text:p text:style-name="P2"/>
      <text:p text:style-name="P2">FINAL OUTPUT:</text:p>
      <text:p text:style-name="P2"/>
      <text:p text:style-name="P3">170.239.144.20 294ms</text:p>
      <text:p text:style-name="P3">186.229.50.2 328ms</text:p>
      <text:p text:style-name="P3">186.226.84.165 335ms</text:p>
      <text:p text:style-name="P3">187.62.217.82 335ms</text:p>
      <text:p text:style-name="P3">164.163.1.90 338ms</text:p>
      <text:p text:style-name="P3">187.62.226.65 347ms</text:p>
      <text:p text:style-name="P3">45.227.59.227 347ms</text:p>
      <text:p text:style-name="P3">177.131.114.86 368ms</text:p>
      <text:p text:style-name="P3">177.36.152.171 375ms</text:p>
      <text:p text:style-name="P3">177.43.35.247 401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2:46:01.430656180</meta:creation-date>
    <dc:date>2020-01-13T10:31:57.825444288</dc:date>
    <meta:editing-duration>PT16M57S</meta:editing-duration>
    <meta:editing-cycles>9</meta:editing-cycles>
    <meta:generator>LibreOffice/6.1.6.3$Linux_X86_64 LibreOffice_project/10$Build-3</meta:generator>
    <meta:document-statistic meta:table-count="0" meta:image-count="0" meta:object-count="0" meta:page-count="2" meta:paragraph-count="44" meta:word-count="411" meta:character-count="2452" meta:non-whitespace-character-count="1980"/>
  </office:meta>
</office:document-meta>
</file>